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Pictures/100000000000005E0000005EAB6862D59EF3F3E6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14cac2e" officeooo:paragraph-rsid="014cac2e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normal" officeooo:rsid="01471c43" officeooo:paragraph-rsid="006f2709" style:font-size-asian="10pt" style:font-style-asian="normal" style:font-size-complex="10pt" style:font-style-complex="normal"/>
    </style:style>
    <style:style style:name="P17" style:family="paragraph" style:parent-style-name="Standard">
      <style:text-properties fo:language="en" fo:country="US" officeooo:paragraph-rsid="0031b7c8"/>
    </style:style>
    <style:style style:name="P18" style:family="paragraph" style:parent-style-name="Standard">
      <style:paragraph-properties fo:text-align="justify" style:justify-single-word="false"/>
      <style:text-properties officeooo:paragraph-rsid="0031b7c8"/>
    </style:style>
    <style:style style:name="P19" style:family="paragraph" style:parent-style-name="Standard">
      <style:paragraph-properties fo:text-align="justify" style:justify-single-word="false"/>
      <style:text-properties officeooo:rsid="01f6078b" officeooo:paragraph-rsid="01f6078b"/>
    </style:style>
    <style:style style:name="P20" style:family="paragraph" style:parent-style-name="Standard">
      <style:paragraph-properties fo:text-align="justify" style:justify-single-word="false"/>
      <style:text-properties officeooo:rsid="01f73195" officeooo:paragraph-rsid="01f73195"/>
    </style:style>
    <style:style style:name="P21" style:family="paragraph" style:parent-style-name="Footnote">
      <style:text-properties officeooo:paragraph-rsid="001693eb"/>
    </style:style>
    <style:style style:name="P22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4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5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6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7" style:family="paragraph" style:parent-style-name="Text">
      <style:paragraph-properties fo:margin-left="0in" fo:margin-right="0in" fo:text-indent="0in" style:auto-text-indent="false"/>
      <style:text-properties fo:language="en" fo:country="US" fo:font-weight="normal" officeooo:rsid="01cc82e5" officeooo:paragraph-rsid="01baf532" style:font-weight-asian="normal" style:font-weight-complex="normal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officeooo:rsid="002ca538" officeooo:paragraph-rsid="002ca538"/>
    </style:style>
    <style:style style:name="P29" style:family="paragraph" style:parent-style-name="Text">
      <style:paragraph-properties fo:margin-left="0in" fo:margin-right="0in" fo:text-indent="0in" style:auto-text-indent="false"/>
      <style:text-properties fo:language="en" fo:country="US" officeooo:rsid="01cb579f" officeooo:paragraph-rsid="01cc82e5"/>
    </style:style>
    <style:style style:name="P30" style:family="paragraph" style:parent-style-name="Text">
      <style:paragraph-properties fo:margin-left="0in" fo:margin-right="0in" fo:text-indent="0in" style:auto-text-indent="false"/>
      <style:text-properties fo:language="en" fo:country="US" officeooo:rsid="014272a9" officeooo:paragraph-rsid="0140c4e8"/>
    </style:style>
    <style:style style:name="P31" style:family="paragraph" style:parent-style-name="Text">
      <style:paragraph-properties fo:margin-left="0in" fo:margin-right="0in" fo:text-indent="0in" style:auto-text-indent="false"/>
      <style:text-properties fo:language="en" fo:country="US" officeooo:paragraph-rsid="0027dd59"/>
    </style:style>
    <style:style style:name="P32" style:family="paragraph" style:parent-style-name="Text">
      <style:paragraph-properties fo:margin-left="0in" fo:margin-right="0in" fo:text-indent="0in" style:auto-text-indent="false"/>
      <style:text-properties fo:language="en" fo:country="US" officeooo:rsid="002a764f" officeooo:paragraph-rsid="0027dd59"/>
    </style:style>
    <style:style style:name="P33" style:family="paragraph" style:parent-style-name="Text">
      <style:paragraph-properties fo:margin-left="0in" fo:margin-right="0in" fo:text-indent="0in" style:auto-text-indent="false"/>
      <style:text-properties fo:language="en" fo:country="US" officeooo:paragraph-rsid="0215d328"/>
    </style:style>
    <style:style style:name="P34" style:family="paragraph" style:parent-style-name="Text">
      <style:paragraph-properties fo:margin-left="0in" fo:margin-right="0in" fo:text-indent="0in" style:auto-text-indent="false"/>
      <style:text-properties fo:language="en" fo:country="US" officeooo:rsid="0215d328" officeooo:paragraph-rsid="0215d328"/>
    </style:style>
    <style:style style:name="P35" style:family="paragraph" style:parent-style-name="Text">
      <style:paragraph-properties fo:margin-left="0in" fo:margin-right="0in" fo:text-indent="0in" style:auto-text-indent="false"/>
      <style:text-properties fo:language="en" fo:country="US" officeooo:paragraph-rsid="0121c236"/>
    </style:style>
    <style:style style:name="P36" style:family="paragraph" style:parent-style-name="Text">
      <style:paragraph-properties fo:margin-left="0in" fo:margin-right="0in" fo:text-indent="0in" style:auto-text-indent="false"/>
      <style:text-properties fo:language="en" fo:country="US" officeooo:rsid="0212b8f3" officeooo:paragraph-rsid="0215d328"/>
    </style:style>
    <style:style style:name="P37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50d41" officeooo:paragraph-rsid="0121c236" style:font-style-asian="normal" style:font-weight-asian="normal" style:font-weight-complex="normal"/>
    </style:style>
    <style:style style:name="P38" style:family="paragraph" style:parent-style-name="Text">
      <style:paragraph-properties fo:margin-left="0in" fo:margin-right="0in" fo:text-indent="0in" style:auto-text-indent="false"/>
      <style:text-properties fo:language="en" fo:country="US" officeooo:rsid="02263bbf" officeooo:paragraph-rsid="02263bbf"/>
    </style:style>
    <style:style style:name="P39" style:family="paragraph" style:parent-style-name="Text">
      <style:paragraph-properties fo:margin-left="0in" fo:margin-right="0in" fo:text-indent="0in" style:auto-text-indent="false"/>
      <style:text-properties fo:language="en" fo:country="US" officeooo:rsid="022aacb8" officeooo:paragraph-rsid="022aacb8"/>
    </style:style>
    <style:style style:name="P40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41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42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0cb2ba"/>
    </style:style>
    <style:style style:name="P43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44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officeooo:rsid="01520c10" officeooo:paragraph-rsid="01520c10" style:font-size-asian="10pt" style:font-style-asian="italic" style:font-size-complex="10pt" style:font-style-complex="italic"/>
    </style:style>
    <style:style style:name="P45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fo:font-weight="bold" officeooo:rsid="0153fcbd" officeooo:paragraph-rsid="01520c1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ext">
      <style:paragraph-properties fo:margin-left="0in" fo:margin-right="0in" fo:text-indent="0in" style:auto-text-indent="false" fo:padding="0in" fo:border="none"/>
      <style:text-properties fo:language="en" fo:country="US" officeooo:rsid="0140c4e8" officeooo:paragraph-rsid="01d9886f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e91851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f950e" officeooo:paragraph-rsid="01ef950e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91851" officeooo:paragraph-rsid="01ee0031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2261ad2" officeooo:paragraph-rsid="02261ad2"/>
    </style:style>
    <style:style style:name="P51" style:family="paragraph" style:parent-style-name="IndexTerms">
      <style:text-properties fo:language="en" fo:country="US" officeooo:paragraph-rsid="012b0d06"/>
    </style:style>
    <style:style style:name="P52" style:family="paragraph" style:parent-style-name="Abstract">
      <style:text-properties fo:language="en" fo:country="US" officeooo:paragraph-rsid="020bfd1b"/>
    </style:style>
    <style:style style:name="P53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54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55" style:family="paragraph" style:parent-style-name="Heading_20_1" style:list-style-name="WWNum2">
      <style:text-properties fo:language="en" fo:country="US" officeooo:rsid="000c930e" officeooo:paragraph-rsid="000c930e"/>
    </style:style>
    <style:style style:name="P56" style:family="paragraph" style:parent-style-name="Heading_20_1">
      <style:paragraph-properties fo:margin-left="0in" fo:margin-right="0in" fo:text-indent="0in" style:auto-text-indent="false" fo:padding="0in" fo:border="none"/>
      <style:text-properties fo:language="en" fo:country="US" officeooo:rsid="0137da0d" officeooo:paragraph-rsid="01d9886f"/>
    </style:style>
    <style:style style:name="P57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460c0d"/>
    </style:style>
    <style:style style:name="P58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rsid="01f05562" officeooo:paragraph-rsid="01f05562"/>
    </style:style>
    <style:style style:name="P59" style:family="paragraph" style:parent-style-name="Heading_20_1" style:master-page-name="Standard">
      <style:paragraph-properties fo:margin-left="0in" fo:margin-right="0in" fo:text-align="center" style:justify-single-word="false" fo:text-indent="0in" style:auto-text-indent="false" style:page-number="auto" fo:padding="0in" fo:border="none"/>
      <style:text-properties fo:language="en" fo:country="US" officeooo:rsid="01e91851" officeooo:paragraph-rsid="01e91851"/>
    </style:style>
    <style:style style:name="P60" style:family="paragraph" style:parent-style-name="Footnote" style:master-page-name="Converted2">
      <style:paragraph-properties style:page-number="auto"/>
    </style:style>
    <style:style style:name="P61" style:family="paragraph" style:parent-style-name="Text" style:master-page-name="Landscape">
      <style:paragraph-properties fo:margin-left="0in" fo:margin-right="0in" fo:text-indent="0in" style:auto-text-indent="false" style:page-number="auto"/>
      <style:text-properties fo:language="en" fo:country="US"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fo:language="es" fo:country="VE" officeooo:rsid="020a34a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ad91" style:font-weight-asian="bold" style:font-weight-complex="bold"/>
    </style:style>
    <style:style style:name="T9" style:family="text">
      <style:text-properties fo:font-weight="bold" officeooo:rsid="0091ff7c" style:font-weight-asian="bold" style:font-weight-complex="bold"/>
    </style:style>
    <style:style style:name="T10" style:family="text">
      <style:text-properties fo:font-weight="bold" officeooo:rsid="009b8c4e" style:font-weight-asian="bold" style:font-weight-complex="bold"/>
    </style:style>
    <style:style style:name="T11" style:family="text">
      <style:text-properties fo:font-weight="bold" officeooo:rsid="00a6dad0" style:font-weight-asian="bold" style:font-weight-complex="bold"/>
    </style:style>
    <style:style style:name="T12" style:family="text">
      <style:text-properties fo:font-weight="bold" officeooo:rsid="0039f6a8" style:font-weight-asian="bold" style:font-weight-complex="bold"/>
    </style:style>
    <style:style style:name="T13" style:family="text">
      <style:text-properties fo:font-weight="bold" officeooo:rsid="00d2c8c8" style:font-weight-asian="bold" style:font-weight-complex="bold"/>
    </style:style>
    <style:style style:name="T14" style:family="text">
      <style:text-properties fo:font-weight="bold" officeooo:rsid="00e6fa5b" style:font-weight-asian="bold" style:font-weight-complex="bold"/>
    </style:style>
    <style:style style:name="T15" style:family="text">
      <style:text-properties fo:font-weight="bold" officeooo:rsid="00f913ca" style:font-weight-asian="bold" style:font-weight-complex="bold"/>
    </style:style>
    <style:style style:name="T16" style:family="text">
      <style:text-properties fo:font-weight="bold" officeooo:rsid="01086046" style:font-weight-asian="bold" style:font-weight-complex="bold"/>
    </style:style>
    <style:style style:name="T17" style:family="text">
      <style:text-properties style:font-name="Times new roman" fo:language="es" fo:country="VE"/>
    </style:style>
    <style:style style:name="T18" style:family="text">
      <style:text-properties style:font-name="Times new roman" fo:language="es" fo:country="VE" officeooo:rsid="0009a37e"/>
    </style:style>
    <style:style style:name="T19" style:family="text">
      <style:text-properties style:font-name="Times new roman" fo:font-style="italic" fo:font-weight="bold" officeooo:rsid="000c18c8" style:font-style-asian="italic" style:font-weight-asian="bold" style:font-weight-complex="bold"/>
    </style:style>
    <style:style style:name="T20" style:family="text">
      <style:text-properties style:font-name="Times new roman" fo:font-style="italic" fo:font-weight="bold" officeooo:rsid="000c7581" style:font-style-asian="italic" style:font-weight-asian="bold" style:font-weight-complex="bold"/>
    </style:style>
    <style:style style:name="T21" style:family="text">
      <style:text-properties style:font-name="Times new roman" fo:font-size="6pt" fo:font-weight="bold" officeooo:rsid="000c18c8" style:font-size-asian="6pt" style:font-weight-asian="bold" style:font-size-complex="6pt" style:font-weight-complex="bold"/>
    </style:style>
    <style:style style:name="T22" style:family="text">
      <style:text-properties style:font-name="Times new roman" fo:font-size="6pt" fo:font-weight="bold" officeooo:rsid="020bfd1b" style:font-size-asian="6pt" style:font-weight-asian="bold" style:font-size-complex="6pt" style:font-weight-complex="bold"/>
    </style:style>
    <style:style style:name="T23" style:family="text">
      <style:text-properties style:font-name="Times new roman" fo:font-size="6pt" fo:font-weight="bold" officeooo:rsid="020bca01" style:font-size-asian="6pt" style:font-weight-asian="bold" style:font-size-complex="6pt" style:font-weight-complex="bold"/>
    </style:style>
    <style:style style:name="T24" style:family="text">
      <style:text-properties style:font-name="Times new roman" fo:font-weight="bold" style:font-weight-asian="bold" style:font-weight-complex="bold"/>
    </style:style>
    <style:style style:name="T25" style:family="text">
      <style:text-properties style:font-name="Times new roman" fo:font-weight="bold" officeooo:rsid="000c18c8" style:font-weight-asian="bold" style:font-weight-complex="bold"/>
    </style:style>
    <style:style style:name="T26" style:family="text">
      <style:text-properties style:font-name="Times new roman" fo:font-weight="bold" officeooo:rsid="020bfd1b" style:font-weight-asian="bold" style:font-weight-complex="bold"/>
    </style:style>
    <style:style style:name="T27" style:family="text">
      <style:text-properties style:font-name="Times new roman" fo:font-weight="bold" officeooo:rsid="020dd545" style:font-weight-asian="bold" style:font-weight-complex="bold"/>
    </style:style>
    <style:style style:name="T28" style:family="text">
      <style:text-properties style:font-name="Times new roman" fo:font-style="normal" fo:font-weight="bold" officeooo:rsid="01205dd6" style:font-style-asian="normal" style:font-weight-asian="bold" style:font-style-complex="normal" style:font-weight-complex="bold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fo:font-size="6pt" officeooo:rsid="000e974a" style:font-size-asian="5.25pt" style:font-size-complex="6pt"/>
    </style:style>
    <style:style style:name="T31" style:family="text">
      <style:text-properties fo:font-style="italic" officeooo:rsid="000c7581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4272a9" style:font-style-asian="italic" style:font-style-complex="italic"/>
    </style:style>
    <style:style style:name="T34" style:family="text">
      <style:text-properties fo:font-style="italic" officeooo:rsid="01374f72" style:font-style-asian="italic"/>
    </style:style>
    <style:style style:name="T35" style:family="text">
      <style:text-properties fo:language="en" fo:country="US" officeooo:rsid="01f3d484"/>
    </style:style>
    <style:style style:name="T36" style:family="text">
      <style:text-properties fo:language="en" fo:country="US" officeooo:rsid="01f91ab3"/>
    </style:style>
    <style:style style:name="T37" style:family="text">
      <style:text-properties officeooo:rsid="000cb2ba"/>
    </style:style>
    <style:style style:name="T38" style:family="text">
      <style:text-properties officeooo:rsid="000e974a"/>
    </style:style>
    <style:style style:name="T39" style:family="text">
      <style:text-properties officeooo:rsid="0010a6c8"/>
    </style:style>
    <style:style style:name="T40" style:family="text">
      <style:text-properties officeooo:rsid="0012ad91"/>
    </style:style>
    <style:style style:name="T41" style:family="text">
      <style:text-properties fo:font-size="10pt" fo:font-style="italic" style:font-size-asian="10pt" style:font-style-asian="italic" style:font-size-complex="10pt" style:font-style-complex="italic"/>
    </style:style>
    <style:style style:name="T42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officeooo:rsid="009099aa"/>
    </style:style>
    <style:style style:name="T47" style:family="text">
      <style:text-properties officeooo:rsid="009b8c4e"/>
    </style:style>
    <style:style style:name="T48" style:family="text">
      <style:text-properties officeooo:rsid="00acbd70"/>
    </style:style>
    <style:style style:name="T49" style:family="text">
      <style:text-properties officeooo:rsid="00d2490f"/>
    </style:style>
    <style:style style:name="T50" style:family="text">
      <style:text-properties officeooo:rsid="00e4cff1"/>
    </style:style>
    <style:style style:name="T51" style:family="text">
      <style:text-properties officeooo:rsid="00f73fb0"/>
    </style:style>
    <style:style style:name="T52" style:family="text">
      <style:text-properties officeooo:rsid="01086046"/>
    </style:style>
    <style:style style:name="T53" style:family="text">
      <style:text-properties officeooo:rsid="014272a9"/>
    </style:style>
    <style:style style:name="T54" style:family="text">
      <style:text-properties officeooo:rsid="01dadcd0"/>
    </style:style>
    <style:style style:name="T55" style:family="text">
      <style:text-properties officeooo:rsid="01ed97ea"/>
    </style:style>
    <style:style style:name="T56" style:family="text">
      <style:text-properties officeooo:rsid="002ca538"/>
    </style:style>
    <style:style style:name="T57" style:family="text">
      <style:text-properties officeooo:rsid="01f91ab3"/>
    </style:style>
    <style:style style:name="T58" style:family="text">
      <style:text-properties officeooo:rsid="01fe6248"/>
    </style:style>
    <style:style style:name="T59" style:family="text">
      <style:text-properties style:text-position="super 58%" officeooo:rsid="01fe6248"/>
    </style:style>
    <style:style style:name="T60" style:family="text">
      <style:text-properties officeooo:rsid="020ac6b1"/>
    </style:style>
    <style:style style:name="T61" style:family="text">
      <style:text-properties fo:color="#000000" fo:language="en" fo:country="US" fo:font-weight="bold" officeooo:rsid="000cab81" style:font-size-asian="28pt"/>
    </style:style>
    <style:style style:name="T62" style:family="text">
      <style:text-properties fo:color="#000000" fo:language="en" fo:country="US" officeooo:rsid="000cab81" style:font-size-asian="28pt"/>
    </style:style>
    <style:style style:name="T63" style:family="text">
      <style:text-properties fo:color="#000000" fo:language="en" fo:country="US" officeooo:rsid="0211058d" style:font-size-asian="28pt"/>
    </style:style>
    <style:style style:name="T64" style:family="text">
      <style:text-properties fo:color="#000000" fo:language="en" fo:country="US" officeooo:rsid="0215d328" style:font-size-asian="28pt"/>
    </style:style>
    <style:style style:name="T65" style:family="text">
      <style:text-properties fo:color="#000000" fo:language="en" fo:country="US" fo:font-style="italic" officeooo:rsid="000cab81" style:font-size-asian="28pt"/>
    </style:style>
    <style:style style:name="T66" style:family="text">
      <style:text-properties officeooo:rsid="0215d328"/>
    </style:style>
    <style:style style:name="T67" style:family="text">
      <style:text-properties officeooo:rsid="021c9afa"/>
    </style:style>
    <style:style style:name="T68" style:family="text">
      <style:text-properties officeooo:rsid="0220b420"/>
    </style:style>
    <style:style style:name="T69" style:family="text">
      <style:text-properties officeooo:rsid="0027dd59"/>
    </style:style>
    <style:style style:name="T70" style:family="text">
      <style:text-properties officeooo:rsid="0223dd88"/>
    </style:style>
    <style:style style:name="T71" style:family="text">
      <style:text-properties officeooo:rsid="02252887"/>
    </style:style>
    <style:style style:name="T72" style:family="text">
      <style:text-properties officeooo:rsid="022d9f93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fo:font-weight="bold" officeooo:rsid="0091ff7c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3"><text:note text:id="ftn1" text:note-class="footnote"><text:note-citation text:label=""></text:note-citation><text:note-body><text:p text:style-name="P60"><text:span text:style-name="T3">This <text:s/></text:span><text:span text:style-name="T4">job has not been financed on any mode</text:span><text:span text:style-name="T2">. </text:span></text:p><text:p text:style-name="P21"><text:span text:style-name="T5">Mor</text:span><text:span text:style-name="T18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52"><draw:frame draw:style-name="fr2" draw:name="Frame1" text:anchor-type="paragraph" svg:y="0.0008in" svg:width="6.5in" draw:z-index="0"><draw:text-box fo:min-height="0.0161in"><text:p text:style-name="P4">Parametric Analysis of Second Order Systems <text:span text:style-name="T60">on Closed Loop</text:span>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7">ó</text:span><text:span text:style-name="T2">n <text:s/>Flores <text:s/></text:span><text:span text:style-name="T6"><text:s/>id: 23390971</text:span></text:p></draw:text-box></draw:frame><text:span text:style-name="T19">Summary</text:span><text:span text:style-name="T24">— </text:span><text:span text:style-name="T25">the general purpose of this report is to make an analysis of autonomous second order systems on closed loop, starting from matrix “A</text:span><text:span text:style-name="T21">2x2</text:span><text:span text:style-name="T25">”, called “characteristic matrix” of the system, composed by four parameters and the entry of the system “µ</text:span><text:span text:style-name="T23">1x</text:span><text:span text:style-name="T21">2 </text:span><text:span text:style-name="T25">” </text:span><text:span text:style-name="T26">multiplied by a vector of constants </text:span><text:span text:style-name="T25">“</text:span><text:span text:style-name="T26">B</text:span><text:span text:style-name="T21">2x</text:span><text:span text:style-name="T22">1</text:span><text:span text:style-name="T25">”</text:span><text:span text:style-name="T26">,</text:span><text:span text:style-name="T25"> the</text:span><text:span text:style-name="T27">m</text:span><text:span text:style-name="T25"> analyzing and providing all the possible cases for equilibrium behavior of a second order system </text:span><text:span text:style-name="T27">on closed loop</text:span><text:span text:style-name="T25"> with their respective restrictions, this analysis is given by representing the intervals where the system </text:span><text:span text:style-name="T20">Equilibrium </text:span><text:span text:style-name="T28">has a determined behavior</text:span><text:span text:style-name="T25">.</text:span></text:p>
        <text:p text:style-name="P51"><text:span text:style-name="T31">Key words</text:span>— <text:span text:style-name="T31">Equilibrium, characteris</text:span><text:span text:style-name="T34">t</text:span><text:span text:style-name="T31">ic matrix.</text:span></text:p>
        <text:list xml:id="list3793348534" text:style-name="WWNum2">
          <text:list-header>
            <text:h text:style-name="P55" text:outline-level="1">Introduction </text:h>
          </text:list-header>
        </text:list>
        <text:p text:style-name="P42"><text:span text:style-name="T61">Control theory</text:span><text:span text:style-name="T62"> in control systems engineering is a sub-</text:span><text:span text:style-name="T64">field</text:span><text:span text:style-name="T62"> of mathematics that deals with the control of continuously operating dynamical systems in engineered processes and machines. The objective is to develop a control model for controlling such systems using a control action in an optimum manner without </text:span><text:span text:style-name="T65">delay or overshoot</text:span><text:span text:style-name="T62"> and ensuring control stability. </text:span><text:span text:style-name="T63">One of the techniques used to control the system behavior is to close the loop of the system, a system on closed loop looks as follows: <text:s/></text:span></text:p>
        <text:p text:style-name="P25"/>
        <text:p text:style-name="P24"><text:span text:style-name="T37"><draw:frame draw:style-name="fr5" draw:name="Object1" text:anchor-type="as-char" svg:y="-0.2665in" svg:width="2.0299in" svg:height="0.475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<text:tab/> <text:s text:c="14"/>(1.0)</text:span></text:p>
        <text:p text:style-name="P24"/>
        <text:p text:style-name="P38">In general the form of (1.0):</text:p>
        <text:p text:style-name="P38"/>
        <text:p text:style-name="P38"><text:tab/><text:tab/><text:tab/><draw:frame draw:style-name="fr5" draw:name="Object2" text:anchor-type="as-char" svg:y="-0.1508in" svg:width="0.8992in" svg:height="0.1862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 (1.0.1)</text:p>
        <text:p text:style-name="P38"/>
        <text:p text:style-name="P39">were <text:span text:style-name="T25">µ </text:span><text:span text:style-name="T29">is called the entry of the system.</text:span></text:p>
        <text:p text:style-name="P36">Closing the loop, we will be able to control the response of the system.</text:p>
        <text:p text:style-name="P34">In these case we will analyze following system:</text:p>
        <text:p text:style-name="P34"/>
        <text:p text:style-name="P34"><text:tab/> <draw:frame draw:style-name="fr5" draw:name="Object112" text:anchor-type="as-char" svg:y="-0.2665in" svg:width="1.9752in" svg:height="0.4752in" draw:z-index="12"><draw:object xlink:href="./Object 112" xlink:type="simple" xlink:show="embed" xlink:actuate="onLoad"/><draw:image xlink:href="./ObjectReplacements/Object 112" xlink:type="simple" xlink:show="embed" xlink:actuate="onLoad"/><svg:desc>formula</svg:desc></draw:frame><text:s text:c="14"/>(1.1)</text:p>
        <text:p text:style-name="P34"/>
        <text:p text:style-name="P33">here <text:span text:style-name="T38">X</text:span><text:span text:style-name="T30">1</text:span>(t) and <text:span text:style-name="T38">X</text:span><text:span text:style-name="T30">2</text:span>(t) are unknown functions of time t, and a, b, c, d, <text:span text:style-name="T66">h and k</text:span> are constants (parameters). System (1.<text:span text:style-name="T66">1</text:span>) by itself has many practically important applications. <text:span text:style-name="T39">We could also represent system (1.1) on this form:</text:span></text:p>
        <text:p text:style-name="P23"/>
        <text:p text:style-name="P23"><draw:frame draw:style-name="fr5" draw:name="Object78" text:anchor-type="as-char" svg:y="-0.2571in" svg:width="1.3217in" svg:height="0.4783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0">(1.2)</text:span></text:p>
        <text:p text:style-name="P22"/>
        <text:p text:style-name="P22">Let us <text:span text:style-name="T40">introduce </text:span>a definition:</text:p>
        <text:p text:style-name="P22"><text:span text:style-name="T7">Definition 1:</text:span> A nonzero vector <text:span text:style-name="T8">v</text:span> and number <text:span text:style-name="T7">λ</text:span> are called an eigen vector and an eigen value of a square matrix A if they satisfy equation:</text:p>
        <text:p text:style-name="P23"><text:span text:style-name="T40"><draw:frame draw:style-name="fr5" draw:name="Object36" text:anchor-type="as-char" svg:y="-0.1484in" svg:width="0.5772in" svg:height="0.1839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40">(1.3)</text:span></text:p>
        <text:p text:style-name="P23"/>
        <text:p text:style-name="P22">Eigen vectors are not unique, and it is easy to see that if we multiply it by an arbitrary constant <text:span text:style-name="T7">k</text:span> we get another eigen vector corresponding to the same eigen value. Indeed by multiplying (1.<text:span text:style-name="T40">3</text:span>) by k we get:</text:p>
        <text:p text:style-name="P23"><draw:frame draw:style-name="fr5" draw:name="Object37" text:anchor-type="as-char" svg:y="-0.1484in" svg:width="0.7016in" svg:height="0.1839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3"/>
        <text:p text:style-name="P22">therefore, we can say that <text:span text:style-name="T7">kv</text:span> is also an eigen vector of (<text:span text:style-name="T40">1.3</text:span>) corresponding to eigen value <text:span text:style-name="T7">λ</text:span>.</text:p>
        <text:p text:style-name="P26">Eigen values can be calculated as following:</text:p>
        <text:p text:style-name="P26"/>
        <text:p text:style-name="P26"><draw:frame draw:style-name="fr5" draw:name="Object3" text:anchor-type="as-char" svg:y="-0.172in" svg:width="3.5354in" svg:height="0.2193in" draw:z-index="17"><draw:object xlink:href="./Object 10" xlink:type="simple" xlink:show="embed" xlink:actuate="onLoad"/><draw:image xlink:href="./ObjectReplacements/Object 10" xlink:type="simple" xlink:show="embed" xlink:actuate="onLoad"/></draw:frame>(1.<text:span text:style-name="T67">4</text:span>)</text:p>
        <text:p text:style-name="P26"/>
        <text:p text:style-name="P28">finally solving (1.<text:span text:style-name="T68">4</text:span>) for <text:s/><text:span text:style-name="T7">λ</text:span> we have:</text:p>
        <text:p text:style-name="P26"/>
        <text:p text:style-name="P26"><draw:frame draw:style-name="fr5" draw:name="Object4" text:anchor-type="as-char" svg:y="-0.2965in" svg:width="3.898in" svg:height="0.4453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6">(1.5)</text:span></text:p>
        <text:p text:style-name="P37"/>
        <text:p text:style-name="P35"><text:span text:style-name="T69">In order to analyze </text:span><text:span text:style-name="T31">Equilibrium</text:span><text:span text:style-name="T69"> points and their behavior it is necessary to study eigen values of the matrix A. </text:span></text:p>
        <text:p text:style-name="P27"/>
        <text:p text:style-name="P29"/>
        <text:p text:style-name="P30"><text:s/></text:p>
        <text:p text:style-name="P31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61"><draw:frame draw:style-name="fr4" draw:name="Frame4" text:anchor-type="paragraph" svg:x="0.0154in" svg:y="-0.1764in" svg:width="8.7465in" draw:z-index="4"><draw:text-box fo:min-height="0.8429in"><text:h text:style-name="P56" text:outline-level="1" text:is-list-header="true">Parametric Analysis of different cases <text:s/>of equilibrium behavior <text:s/><text:span text:style-name="T70">with a system on closed loop</text:span></text:h><text:p text:style-name="P46">Given: <text:span text:style-name="T54">(1.1) and (1.5), we can classify several </text:span><text:span text:style-name="T33">equilibrium behaviors</text:span><text:span text:style-name="T53">: </text:span></text:p><text:p text:style-name="P40">1.- <text:s text:c="3"/><text:span text:style-name="T7">Spiral Sink</text:span> <draw:frame draw:style-name="fr5" draw:name="Object6" text:anchor-type="as-char" svg:y="-0.172in" svg:width="3.5543in" svg:height="0.2193in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" text:anchor-type="as-char" svg:y="-0.172in" svg:width="5.0862in" svg:height="0.2193in" draw:z-index="20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5.7693in" svg:height="0.2193in" draw:z-index="21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4.5252in" svg:height="0.2193in" draw:z-index="22"><draw:object xlink:href="./Object 8" xlink:type="simple" xlink:show="embed" xlink:actuate="onLoad"/><draw:image xlink:href="./ObjectReplacements/Object 8" xlink:type="simple" xlink:show="embed" xlink:actuate="onLoad"/></draw:frame></text:p><text:p text:style-name="P6"/><text:p text:style-name="P7"><text:span text:style-name="T41">finally</text:span>:</text:p><text:p text:style-name="P7"><draw:frame draw:style-name="fr5" draw:name="Object8" text:anchor-type="as-char" svg:y="-0.152in" svg:width="2.2465in" svg:height="0.2in" draw:z-index="25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2">2.- <text:span text:style-name="T7">Nodal Sink</text:span> <draw:frame draw:style-name="fr5" draw:name="Object11" text:anchor-type="as-char" svg:y="-0.172in" svg:width="3.9673in" svg:height="0.2327in" draw:z-index="26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42">result:</text:span></text:p><text:p text:style-name="P10"><draw:frame draw:style-name="fr5" draw:name="Object12" text:anchor-type="as-char" svg:y="-0.172in" svg:width="5.7283in" svg:height="0.2193in" draw:z-index="27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34in" svg:width="3.4055in" svg:height="0.2102in" draw:z-index="28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634in" svg:width="5.6063in" svg:height="0.2102in" draw:z-index="29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7.3008in" svg:height="0.2193in" draw:z-index="30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72in" svg:width="8.1898in" svg:height="0.2193in" draw:z-index="31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5.7362in" svg:height="0.2193in" draw:z-index="32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72in" svg:width="3.9728in" svg:height="0.2193in" draw:z-index="33"><draw:object xlink:href="./Object 9" xlink:type="simple" xlink:show="embed" xlink:actuate="onLoad"/><draw:image xlink:href="./ObjectReplacements/Object 9" xlink:type="simple" xlink:show="embed" xlink:actuate="onLoad"/></draw:frame></text:p><text:p text:style-name="P7"><draw:frame draw:style-name="fr5" draw:name="Object10" text:anchor-type="as-char" svg:y="-0.1634in" svg:width="4.911in" svg:height="0.2102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<text:p text:style-name="P7"><draw:frame draw:style-name="fr5" draw:name="Object35" text:anchor-type="as-char" svg:y="-0.1634in" svg:width="5.628in" svg:height="0.2102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p><text:p text:style-name="P7"><draw:frame draw:style-name="fr5" draw:name="Object38" text:anchor-type="as-char" svg:y="-0.172in" svg:width="6.1307in" svg:height="0.2193in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/text:p><text:p text:style-name="P9">finally:</text:p><text:p text:style-name="P9"><draw:frame draw:style-name="fr5" draw:name="Object19" text:anchor-type="as-char" svg:y="-0.1634in" svg:width="7.0425in" svg:height="0.2102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4">3.- <text:span text:style-name="T7">Spiral Source </text:span><text:span text:style-name="T7"><draw:frame draw:style-name="fr5" draw:name="Object20" text:anchor-type="as-char" svg:y="-0.172in" svg:width="3.6701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4"><text:tab/>result:</text:p><text:p text:style-name="P14"><draw:frame draw:style-name="fr5" draw:name="Object21" text:anchor-type="as-char" svg:y="-0.172in" svg:width="5.7693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14"><draw:frame draw:style-name="fr5" draw:name="Object22" text:anchor-type="as-char" svg:y="-0.172in" svg:width="5.5425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14"><draw:frame draw:style-name="fr5" draw:name="Object23" text:anchor-type="as-char" svg:y="-0.172in" svg:width="5.9453in" svg:height="0.2193in" draw:z-index="45"><draw:object xlink:href="./Object 31" xlink:type="simple" xlink:show="embed" xlink:actuate="onLoad"/><draw:image xlink:href="./ObjectReplacements/Object 31" xlink:type="simple" xlink:show="embed" xlink:actuate="onLoad"/></draw:frame></text:p><text:p text:style-name="P14"><draw:frame draw:style-name="fr5" draw:name="Object24" text:anchor-type="as-char" svg:y="-0.172in" svg:width="5.7311in" svg:height="0.2193in" draw:z-index="46"><draw:object xlink:href="./Object 32" xlink:type="simple" xlink:show="embed" xlink:actuate="onLoad"/><draw:image xlink:href="./ObjectReplacements/Object 32" xlink:type="simple" xlink:show="embed" xlink:actuate="onLoad"/></draw:frame></text:p><text:p text:style-name="P14"><draw:frame draw:style-name="fr5" draw:name="Object39" text:anchor-type="as-char" svg:y="-0.172in" svg:width="4.8366in" svg:height="0.2193in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p><text:p text:style-name="P15">finally:</text:p><text:p text:style-name="P9"><draw:frame draw:style-name="fr5" draw:name="Object25" text:anchor-type="as-char" svg:y="-0.172in" svg:width="6.6256in" svg:height="0.2193in" draw:z-index="48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1"><draw:frame draw:style-name="fr4" draw:name="Frame5" text:anchor-type="paragraph" svg:x="0.0236in" svg:y="-0.1602in" svg:width="8.7465in" draw:z-index="5"><draw:text-box fo:min-height="0.8429in"><text:p text:style-name="P40">4.-<text:span text:style-name="T7">Nodal Source</text:span> <draw:frame draw:style-name="fr5" draw:name="Object26" text:anchor-type="as-char" svg:y="-0.172in" svg:width="3.9673in" svg:height="0.2327in" draw:z-index="49"><draw:object xlink:href="./Object 36" xlink:type="simple" xlink:show="embed" xlink:actuate="onLoad"/><draw:image xlink:href="./ObjectReplacements/Object 36" xlink:type="simple" xlink:show="embed" xlink:actuate="onLoad"/></draw:frame></text:p><text:p text:style-name="P43"><text:tab/><text:span text:style-name="T41">result</text:span><text:span text:style-name="T32">: </text:span></text:p><text:p text:style-name="P5"><draw:frame draw:style-name="fr5" draw:name="Object27" text:anchor-type="as-char" svg:y="-0.1634in" svg:width="7.7362in" svg:height="0.2102in" draw:z-index="50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3047in" svg:height="0.2193in" draw:z-index="51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72in" svg:width="5.2083in" svg:height="0.2193in" draw:z-index="52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72in" svg:width="5.6799in" svg:height="0.2193in" draw:z-index="53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634in" svg:width="4.2307in" svg:height="0.2102in" draw:z-index="54"><draw:object xlink:href="./Object 61" xlink:type="simple" xlink:show="embed" xlink:actuate="onLoad"/><draw:image xlink:href="./ObjectReplacements/Object 61" xlink:type="simple" xlink:show="embed" xlink:actuate="onLoad"/></draw:frame></text:p><text:p text:style-name="P6"><draw:frame draw:style-name="fr5" draw:name="Object40" text:anchor-type="as-char" svg:y="-0.172in" svg:width="3.9543in" svg:height="0.2193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p><text:p text:style-name="P6"><draw:frame draw:style-name="fr5" draw:name="Object41" text:anchor-type="as-char" svg:y="-0.172in" svg:width="7.5035in" svg:height="0.2193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p><text:p text:style-name="P6"><draw:frame draw:style-name="fr5" draw:name="Object42" text:anchor-type="as-char" svg:y="-0.1634in" svg:width="8.0256in" svg:height="0.2102in" draw:z-index="57"><draw:object xlink:href="./Object 33" xlink:type="simple" xlink:show="embed" xlink:actuate="onLoad"/><draw:image xlink:href="./ObjectReplacements/Object 33" xlink:type="simple" xlink:show="embed" xlink:actuate="onLoad"/><svg:desc>formula</svg:desc></draw:frame></text:p><text:p text:style-name="P6"><draw:frame draw:style-name="fr5" draw:name="Object43" text:anchor-type="as-char" svg:y="-0.1634in" svg:width="4.052in" svg:height="0.2102in" draw:z-index="58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6"><draw:frame draw:style-name="fr5" draw:name="Object44" text:anchor-type="as-char" svg:y="-0.152in" svg:width="3.1118in" svg:height="0.2in" draw:z-index="59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31" text:anchor-type="as-char" svg:y="-0.172in" svg:width="6.6008in" svg:height="0.2193in" draw:z-index="60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2"><text:span text:style-name="T46">5</text:span>.- <text:span text:style-name="T9">Saddle</text:span><text:span text:style-name="T74"> </text:span><text:span text:style-name="T73"><draw:frame draw:style-name="fr5" draw:name="Object32" text:anchor-type="as-char" svg:y="-0.172in" svg:width="3.4654in" svg:height="0.2327in" draw:z-index="6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33" text:anchor-type="as-char" svg:y="-0.172in" svg:width="3.6701in" svg:height="0.2193in" draw:z-index="62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72in" svg:width="7.8146in" svg:height="0.2193in" draw:z-index="63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72in" svg:width="7.4189in" svg:height="0.2193in" draw:z-index="64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10"><draw:frame draw:style-name="fr5" draw:name="Object45" text:anchor-type="as-char" svg:y="-0.172in" svg:width="7.4902in" svg:height="0.2193in" draw:z-index="87"><draw:object xlink:href="./Object 49" xlink:type="simple" xlink:show="embed" xlink:actuate="onLoad"/><draw:image xlink:href="./ObjectReplacements/Object 49" xlink:type="simple" xlink:show="embed" xlink:actuate="onLoad"/><svg:desc>formula</svg:desc></draw:frame></text:p><text:p text:style-name="P10"><draw:frame draw:style-name="fr5" draw:name="Object46" text:anchor-type="as-char" svg:y="-0.152in" svg:width="3.2874in" svg:height="0.2in" draw:z-index="88"><draw:object xlink:href="./Object 59" xlink:type="simple" xlink:show="embed" xlink:actuate="onLoad"/><draw:image xlink:href="./ObjectReplacements/Object 59" xlink:type="simple" xlink:show="embed" xlink:actuate="onLoad"/><svg:desc>formula</svg:desc></draw:frame></text:p><text:p text:style-name="P10"><draw:frame draw:style-name="fr5" draw:name="Object47" text:anchor-type="as-char" svg:y="-0.172in" svg:width="7.4543in" svg:height="0.2193in" draw:z-index="89"><draw:object xlink:href="./Object 60" xlink:type="simple" xlink:show="embed" xlink:actuate="onLoad"/><draw:image xlink:href="./ObjectReplacements/Object 60" xlink:type="simple" xlink:show="embed" xlink:actuate="onLoad"/><svg:desc>formula</svg:desc></draw:frame></text:p><text:p text:style-name="P10"><draw:frame draw:style-name="fr5" draw:name="Object48" text:anchor-type="as-char" svg:y="-0.172in" svg:width="4.6709in" svg:height="0.2193in" draw:z-index="90"><draw:object xlink:href="./Object 79" xlink:type="simple" xlink:show="embed" xlink:actuate="onLoad"/><draw:image xlink:href="./ObjectReplacements/Object 79" xlink:type="simple" xlink:show="embed" xlink:actuate="onLoad"/><svg:desc>formula</svg:desc></draw:frame></text:p><text:p text:style-name="P10"><draw:frame draw:style-name="fr5" draw:name="Object49" text:anchor-type="as-char" svg:y="-0.172in" svg:width="7.4047in" svg:height="0.2193in" draw:z-index="91"><draw:object xlink:href="./Object 80" xlink:type="simple" xlink:show="embed" xlink:actuate="onLoad"/><draw:image xlink:href="./ObjectReplacements/Object 80" xlink:type="simple" xlink:show="embed" xlink:actuate="onLoad"/><svg:desc>formula</svg:desc></draw:frame></text:p><text:p text:style-name="P10"/><text:p text:style-name="P9">finally:</text:p><text:p text:style-name="P9"><draw:frame draw:style-name="fr5" draw:name="Object55" text:anchor-type="as-char" svg:y="-0.172in" svg:width="6.7484in" svg:height="0.2193in" draw:z-index="65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4"><text:span text:style-name="T47">6</text:span>.- <text:span text:style-name="T10">Center</text:span><text:span text:style-name="T7"> </text:span><text:span text:style-name="T7"><draw:frame draw:style-name="fr5" draw:name="Object56" text:anchor-type="as-char" svg:y="-0.172in" svg:width="3.6953in" svg:height="0.2193in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4"><text:tab/>result:</text:p><text:p text:style-name="P14"><draw:frame draw:style-name="fr5" draw:name="Object57" text:anchor-type="as-char" svg:y="-0.172in" svg:width="5.2429in" svg:height="0.2193in" draw:z-index="67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5">finally:</text:p><text:p text:style-name="P9"><draw:frame draw:style-name="fr5" draw:name="Object61" text:anchor-type="as-char" svg:y="-0.1484in" svg:width="1.0047in" svg:height="0.1839in" draw:z-index="68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text:soft-page-break/></text:p>
        <text:p text:style-name="P31"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draw:frame draw:style-name="fr4" draw:name="Frame6" text:anchor-type="paragraph" svg:x="-0.0909in" svg:y="0.0728in" svg:width="8.7465in" draw:z-index="6"><draw:text-box fo:min-height="0.8429in"><text:p text:style-name="P40"><text:span text:style-name="T48">7</text:span>.-<text:span text:style-name="T11">Degenerate </text:span><text:span text:style-name="T7">Nodal Source</text:span> <draw:frame draw:style-name="fr5" draw:name="Object51" text:anchor-type="as-char" svg:y="-0.172in" svg:width="5.0484in" svg:height="0.2327in" draw:z-index="69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2" text:anchor-type="as-char" svg:y="-0.172in" svg:width="7.848in" svg:height="0.2193in" draw:z-index="70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8.4252in" svg:height="0.2193in" draw:z-index="71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52in" svg:width="1.1992in" svg:height="0.2in" draw:z-index="72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6.111in" svg:height="0.2193in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52in" svg:width="1.1319in" svg:height="0.2in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63" text:anchor-type="as-char" svg:y="-0.1201in" svg:width="0.3783in" svg:height="0.1307in" draw:z-index="75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3"><text:span text:style-name="T49">8</text:span>.- <text:span text:style-name="T11">Degenerate </text:span><text:span text:style-name="T12">Nodal </text:span><text:span text:style-name="T13">Sink</text:span><text:span text:style-name="T12"> </text:span><text:span text:style-name="T12"><draw:frame draw:style-name="fr5" draw:name="Object64" text:anchor-type="as-char" svg:y="-0.172in" svg:width="5.0484in" svg:height="0.2327in" draw:z-index="76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65" text:anchor-type="as-char" svg:y="-0.172in" svg:width="6.1846in" svg:height="0.2193in" draw:z-index="77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7.8535in" svg:height="0.2193in" draw:z-index="78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7.8484in" svg:height="0.2193in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4"><draw:frame draw:style-name="fr5" draw:name="Object73" text:anchor-type="as-char" svg:y="-0.152in" svg:width="1.2047in" svg:height="0.2in" draw:z-index="80"><draw:object xlink:href="./Object 72" xlink:type="simple" xlink:show="embed" xlink:actuate="onLoad"/><draw:image xlink:href="./ObjectReplacements/Object 72" xlink:type="simple" xlink:show="embed" xlink:actuate="onLoad"/></draw:frame></text:p><text:p text:style-name="P14"><draw:frame draw:style-name="fr5" draw:name="Object74" text:anchor-type="as-char" svg:y="-0.1484in" svg:width="0.5819in" svg:height="0.1839in" draw:z-index="81"><draw:object xlink:href="./Object 73" xlink:type="simple" xlink:show="embed" xlink:actuate="onLoad"/><draw:image xlink:href="./ObjectReplacements/Object 73" xlink:type="simple" xlink:show="embed" xlink:actuate="onLoad"/></draw:frame></text:p><text:p text:style-name="P9"><text:span text:style-name="T43">finally</text:span>:</text:p><text:p text:style-name="P9"><draw:frame draw:style-name="fr5" draw:name="Object68" text:anchor-type="as-char" svg:y="-0.152in" svg:width="1.3181in" svg:height="0.2in" draw:z-index="82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4"><text:span text:style-name="T50">9</text:span>.- <text:span text:style-name="T14">Unstable Saddle Node</text:span><text:span text:style-name="T7"> </text:span><text:span text:style-name="T7"><draw:frame draw:style-name="fr5" draw:name="Object69" text:anchor-type="as-char" svg:y="-0.152in" svg:width="5.1764in" svg:height="0.2134in" draw:z-index="83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4"><text:tab/>result:</text:p><text:p text:style-name="P14"><draw:frame draw:style-name="fr5" draw:name="Object70" text:anchor-type="as-char" svg:y="-0.172in" svg:width="8.6193in" svg:height="0.2193in" draw:z-index="84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4"><draw:frame draw:style-name="fr5" draw:name="Object71" text:anchor-type="as-char" svg:y="-0.152in" svg:width="4.7307in" svg:height="0.2in" draw:z-index="85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4"/><text:p text:style-name="P15">finally:</text:p><text:p text:style-name="P9"><draw:frame draw:style-name="fr5" draw:name="Object72" text:anchor-type="as-char" svg:y="-0.1228in" svg:width="0.4201in" svg:height="0.1646in" draw:z-index="86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h text:style-name="P57" text:outline-level="1" text:is-list-header="true"><draw:frame draw:style-name="fr4" draw:name="Frame7" text:anchor-type="paragraph" svg:x="0.0236in" svg:y="0.0728in" svg:width="8.7465in" draw:z-index="7"><draw:text-box fo:min-height="0.8429in"><text:p text:style-name="P41"><text:span text:style-name="T51">10</text:span>.-<text:span text:style-name="T15">S</text:span><text:span text:style-name="T44">table Saddle Node</text:span><text:span text:style-name="T45"> </text:span><text:span text:style-name="T45"><draw:frame draw:style-name="fr5" draw:name="Object75" text:anchor-type="as-char" svg:y="-0.152in" svg:width="5.1764in" svg:height="0.2134in" draw:z-index="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43"><text:tab/><text:span text:style-name="T41">result</text:span><text:span text:style-name="T32">: </text:span></text:p><text:p text:style-name="P5"><draw:frame draw:style-name="fr5" draw:name="Object76" text:anchor-type="as-char" svg:y="-0.172in" svg:width="8.6193in" svg:height="0.2193in" draw:z-index="9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52in" svg:width="4.7307in" svg:height="0.2in" draw:z-index="15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81" text:anchor-type="as-char" svg:y="-0.1228in" svg:width="0.4201in" svg:height="0.1646in" draw:z-index="23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3"><text:span text:style-name="T52">11</text:span>.- <text:span text:style-name="T16">Both Eigen Values are 0</text:span><text:span text:style-name="T12"> </text:span><text:span text:style-name="T12"><draw:frame draw:style-name="fr5" draw:name="Object82" text:anchor-type="as-char" svg:y="-0.1484in" svg:width="0.7228in" svg:height="0.2091in" draw:z-index="24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83" text:anchor-type="as-char" svg:y="-0.172in" svg:width="5.4335in" svg:height="0.2193in" draw:z-index="41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52in" svg:width="4.8047in" svg:height="0.2in" draw:z-index="42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5.4091in" svg:height="0.2193in" draw:z-index="43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text:span text:style-name="T43">finally</text:span>:</text:p><text:p text:style-name="P9"><draw:frame draw:style-name="fr5" draw:name="Object88" text:anchor-type="as-char" svg:y="-0.1256in" svg:width="0.6429in" svg:height="0.1673in" draw:z-index="44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9"/><text:p text:style-name="P16"/><text:p text:style-name="P45"/><text:p text:style-name="P44"><text:s/></text:p><text:p text:style-name="P11"/><text:p text:style-name="P9"/><text:p text:style-name="P9"/></draw:text-box></draw:frame><text:soft-page-break/></text:h>
        <text:h text:style-name="P59" text:outline-level="1" text:is-list-header="true"><text:span text:style-name="T55">conclusions</text:span> </text:h>
        <text:p text:style-name="P49">We have found all possible types of equilibrium which can occur in 2D systems: saddle, non-stable node, stable node, center, non-stable spiral and stable spiral. By analyzing <text:s/><text:span text:style-name="T71">eigen values of the selected system.</text:span></text:p>
        <text:p text:style-name="P50">With the ranges exposed above we are able to determine the behavior of the system once we close the loop on a second order system with the entry specified above, <text:span text:style-name="T72">with this and according with the control theory we could modify systems to give a certain wanted behavior. For example closing the loop will allow us to make a system that is not stable, stable by changing the equilibrium behavior from a source to a sink, this is very useful on a lot of topics.</text:span></text:p>
        <text:p text:style-name="P48">These results are applicable to any linear system which can be expressed in the form <text:span text:style-name="T71">of system (1.1)</text:span>.</text:p>
        <text:h text:style-name="P58" text:outline-level="1" text:is-list-header="true">references </text:h>
        <text:p text:style-name="P47"/>
        <text:p text:style-name="P18"><text:span text:style-name="T35">[1] KATSUHIKO. O. (2010). “Modern Control Engineering”. 5Fh </text:span><text:span text:style-name="T36">E</text:span><text:span text:style-name="T35">dition. </text:span>Tokyo, Univ. of Tokyo Press.</text:p>
        <text:p text:style-name="P19">[2]<text:span text:style-name="T57">GENE.</text:span> F, <text:span text:style-name="T57">POWELL. J.(2009) “</text:span>Feedback Control of Dynamic Systems”. 6th Edition. Prentice Hall.</text:p>
        <text:p text:style-name="P20">[3]P<text:span text:style-name="T58">ANFILOV. A.(2010). </text:span>“<text:span text:style-name="T58">Qualitative Analysis of Differential Equations”. 1</text:span><text:span text:style-name="T59">st</text:span><text:span text:style-name="T58"> Edition. Utrecht University, Utrecht.</text:span></text:p>
        <text:p text:style-name="P20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.0161in" fo:min-width="0.0161in"><text:p text:style-name="MP2"><text:span text:style-name="page_20_number"><text:span text:style-name="MT1"><text:page-number text:select-page="current">7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5</meta:editing-cycles>
    <meta:creation-date>2018-11-15T22:30:48.324626679</meta:creation-date>
    <meta:editing-duration>PT14H15M21S</meta:editing-duration>
    <meta:generator>LibreOffice/6.0.7.3$Linux_X86_64 LibreOffice_project/00m0$Build-3</meta:generator>
    <dc:date>2019-01-24T20:58:47.273287496</dc:date>
    <meta:document-statistic meta:table-count="0" meta:image-count="0" meta:object-count="84" meta:page-count="7" meta:paragraph-count="140" meta:word-count="687" meta:character-count="4249" meta:non-whitespace-character-count="3545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row>
                          <mi>d</mi>
                          <mo stretchy="false">−</mo>
                          <mi>b</mi>
                        </mrow>
                        <mrow>
                          <mo fence="true" stretchy="false">(</mo>
                          <mrow>
                            <mrow>
                              <mi>c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(a+h) + d)} over {2}+- {Sqrt(((a+h) + d)^2 - 4 ((a+h)d - b(c+k)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Det (A - Iλ) = λ ^ 2 - ((a+h) + d)λ  + ((a+h)d - b(c+k)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(a + h)+ d)^2-4((a + h)d-b(c + k)) &gt; 0 and λ_1 λ_2 &gt; 0 and
λ_1 + λ_2 &lt;0</annotation>
  </semantics>
</math>
</file>

<file path=Object 11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0}right]
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h &gt; -a and k &lt; (-a^2 - b c - 2 a h - h^2)/b and (b c + b k)/(a + h) &lt; d &lt; a + h - 2 Sqrt[-b c - b k]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l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lt;</mo>
                <mrow>
                  <mi>a</mi>
                  <mo stretchy="false">+</mo>
                  <mi>h</mi>
                  <mo stretchy="false">−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i>α</mi>
      </mrow>
    </mrow>
    <annotation encoding="StarMath 5.0">%beta = (h = -a and k &lt; -c and d &lt; a + h - 2 Sqrt[-b c - b k]) or %alpha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k = -c and (d &lt; a + h + 2 Sqrt[-b c - b k] or a + h + 2 Sqrt[-b c - b k] &lt; d &lt; (b c + b k)/(a + h)))</annotation>
  </semantics>
</math>
</file>

<file path=Object 17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i mathvariant="italic">AX</mi>
        <mo stretchy="false">+</mo>
        <mi mathvariant="italic">Bµ</mi>
      </mrow>
    </mrow>
    <annotation encoding="StarMath 5.0">dot X = AX + Bµ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(-a^2 - b c - 2 a h - h^2)/b &lt; k &lt; -c and (d &lt; a + h - 2 Sqrt[-b c - b k] or a + h + 2 Sqrt[-b c - b k] &lt; d &lt; (b c + b k)/(a + h)))</annotation>
  </semantics>
</math>
</file>

<file path=Object 19/content.xml><?xml version="1.0" encoding="utf-8"?>
<math xmlns="http://www.w3.org/1998/Math/MathML" display="block">
  <semantics>
    <mrow>
      <mi>ι</mi>
      <mo stretchy="false">=</mo>
      <mrow>
        <mo fence="true" stretchy="false">(</mo>
        <mrow>
          <mrow>
            <mrow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row>
              <mrow>
                <msqrt>
                  <mrow>
                    <mo fence="true" stretchy="false">[</mo>
                    <mrow>
                      <mrow>
                        <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i>b</mi>
                        </mrow>
                        <mi>k</mi>
                      </mrow>
                    </mrow>
                    <mo fence="true" stretchy="false">]</mo>
                  </mrow>
                </msqrt>
                <mo stretchy="false">∨</mo>
                <mi>a</mi>
              </mrow>
              <mo stretchy="false">+</mo>
              <mi>h</mi>
              <mo stretchy="false">+</mo>
              <mn>2</mn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iota = (d &lt; a + h - 2 Sqrt[-b c - b k] or a + h + 2 Sqrt[-b c - b k] &lt; d &lt; (b c + b k)/(a + h))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i>h</mi>
              <mo stretchy="false">≥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beta  = (h &gt;= -a and 
       k &lt; (-a^2 - b c - 2 a h - h^2)/b and 
       a + h - 2 Sqrt[-b c - b k] &lt; d &lt; -a - h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k</mi>
                                          <mo stretchy="false">≤</mo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sup>
                                                        <mi>a</mi>
                                                        <mn>2</mn>
                                                      </msup>
                                                    </mrow>
                                                    <mo stretchy="false">−</mo>
                                                    <mi>b</mi>
                                                  </mrow>
                                                  <mrow>
                                                    <mi>c</mi>
                                                    <mo stretchy="false">−</mo>
                                                    <mn>2</mn>
                                                  </mrow>
                                                  <mi>a</mi>
                                                  <mrow>
                                                    <mi>h</mi>
                                                    <mo stretchy="false">−</mo>
                                                    <msup>
                                                      <mi>h</mi>
                                                      <mn>2</mn>
                                                    </msup>
                                                  </mrow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/</mo>
                                            <mi>b</mi>
                                            <mo stretchy="false">∧</mo>
                                            <mi>d</mi>
                                          </mrow>
                                          <mo stretchy="false">&lt;</mo>
                                          <mrow>
                                            <mi>a</mi>
                                            <mo stretchy="false">+</mo>
                                            <mi>h</mi>
                                            <mo stretchy="false">−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θ</mi>
                                  <mo stretchy="false">∨</mo>
                                  <mi>δ</mi>
                                  <mo stretchy="false">∨</mo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gt;</mo>
                                        <mrow>
                                          <mrow>
                                            <mo stretchy="false">−</mo>
                                            <mi>c</mi>
                                          </mrow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b &gt; 0 and ((h &lt; -a and ((k &lt;= (-a^2 - b c - 2 a h - h^2)/b and d &lt; a + h - 2 Sqrt[-b c - b k]) or %theta or %delta or (k &gt; -c and d &lt; (b c + b k)/(a + h)))) or %beta)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omega = (h &gt; -a and k &gt; (-a^2 - b c - 2 a h - h^2)/b and (b c + b k)/(a + h) &lt; d &lt; a + h - 2 Sqrt[-b c - b k])</annotation>
  </semantics>
</math>
</file>

<file path=Object 22/content.xml><?xml version="1.0" encoding="utf-8"?>
<math xmlns="http://www.w3.org/1998/Math/MathML" display="block">
  <semantics>
    <mrow>
      <mi>γ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gamma = (k = -c and (d &lt; a + h + 2 Sqrt[-b c - b k] or a + h + 2 Sqrt[-b c - b k] &lt; d &lt; (b c + b k)/(a + h)))</annotation>
  </semantics>
</math>
</file>

<file path=Object 23/content.xml><?xml version="1.0" encoding="utf-8"?>
<math xmlns="http://www.w3.org/1998/Math/MathML" display="block">
  <semantics>
    <mrow>
      <mi>ψ</mi>
      <mo stretchy="false">=</mo>
      <mrow>
        <mo fence="true" stretchy="false">(</mo>
        <mrow>
          <mrow>
            <mi>h</mi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k</mi>
                          <mo stretchy="false">&lt;</mo>
                          <mrow>
                            <mrow>
                              <mo stretchy="false">−</mo>
                              <mi>c</mi>
                            </mrow>
                            <mo stretchy="false">∧</mo>
                            <mi>d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row>
                                    <mi>c</mi>
                                    <mo stretchy="false">+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)</mo>
                            </mrow>
                            <mo stretchy="false">/</mo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γ</mi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i>c</mi>
                          </mrow>
                          <mo stretchy="false">&lt;</mo>
                          <mi>k</mi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  <mo stretchy="false">∧</mo>
                            <mi>ι</mi>
                          </mrow>
                        </mrow>
                      </mrow>
                      <mo fence="true" stretchy="false">)</mo>
                    </mrow>
                    <mo stretchy="false">∨</mo>
                    <mi>ρ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psi= (h &lt; -a and ((k &lt; -c and d &lt; (b c + b k)/(a + h)) or %gamma or (-c &lt; k &lt; (-a^2 - b c - 2 a h - h^2)/b and %iota) or %rho)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i>ψ</mi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=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o stretchy="false">−</mo>
                                <mi>c</mi>
                              </mrow>
                              <mo stretchy="false">∧</mo>
                              <mi>d</mi>
                            </mrow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ω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i>d</mi>
                    <mo stretchy="false">&lt;</mo>
                    <mrow>
                      <mrow>
                        <mrow>
                          <mi>a</mi>
                          <mo stretchy="false">+</mo>
                          <mi>h</mi>
                        </mrow>
                        <mo stretchy="false">∨</mo>
                        <mi>a</mi>
                      </mrow>
                      <mo stretchy="false">+</mo>
                      <mi>h</mi>
                    </mrow>
                    <mo stretchy="false">&lt;</mo>
                    <mi>d</mi>
                    <mo stretchy="false">&lt;</mo>
                    <mn>0</mn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ε</mi>
    </mrow>
    <annotation encoding="StarMath 5.0">(b &lt; 0 and (%psi or (h = -a and k &gt; -c and d &lt; a + h - 2 Sqrt[-b c - b k]) or %omega)) or (b = 0 and h &lt; -a and (d &lt; a + h or a + h &lt; d &lt; 0)) or %varepsilon</annotation>
  </semantics>
</math>
</file>

<file path=Object 25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i>ε</mi>
            <mo stretchy="false">∨</mo>
            <mrow>
              <mo fence="true" stretchy="false">(</mo>
              <mrow>
                <mrow>
                  <mrow>
                    <mi>k</mi>
                    <mo stretchy="false">≥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row>
                                  <mo stretchy="false">−</mo>
                                  <msup>
                                    <mi>a</mi>
                                    <mn>2</mn>
                                  </msup>
                                </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n>2</mn>
                              </mrow>
                              <mi>a</mi>
                              <mrow>
                                <mi>h</mi>
                                <mo stretchy="false">−</mo>
                                <msup>
                                  <mi>h</mi>
                                  <mn>2</mn>
                                </msup>
                              </mrow>
                            </mrow>
                          </mrow>
                          <mo fence="true" stretchy="false">)</mo>
                        </mrow>
                        <mo stretchy="false">/</mo>
                        <mi>b</mi>
                        <mo stretchy="false">∧</mo>
                        <mrow>
                          <mo stretchy="false">−</mo>
                          <mi>a</mi>
                        </mrow>
                      </mrow>
                      <mo stretchy="false">−</mo>
                      <mi>h</mi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i>h</mi>
                      <mo stretchy="false">+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nu = (%varepsilon or (k &gt;= (-a^2 - b c - 2 a h -h^2)/b and -a - h &lt; d &lt; a + h + 2 Sqrt[-b c - b k]))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&lt; 0 and ((a+h)+d) &gt; 0</annotation>
  </semantics>
</math>
</file>

<file path=Object 27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nu = (k &gt;= (-a^2 - b c - 2 a h - h^2)/b and d &gt; a + h + 2 Sqrt[-b c - b k])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(-a^2 - b c - 2 a h - h^2)/b &lt; k &lt; -c and a + h - 2 Sqrt[-b c - b k] &lt; d &lt; a + h + 2 Sqrt[-b c - b k])</annotation>
  </semantics>
</math>
</file>

<file path=Object 29/content.xml><?xml version="1.0" encoding="utf-8"?>
<math xmlns="http://www.w3.org/1998/Math/MathML" display="block">
  <semantics>
    <mrow>
      <mi>ι</mi>
      <mo stretchy="false">=</mo>
      <mrow>
        <mrow>
          <mo fence="true" stretchy="false">(</mo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ν</mi>
      </mrow>
    </mrow>
    <annotation encoding="StarMath 5.0">%iota  = (-c &lt; k &lt; (-a^2 - b c - 2 a h - h^2)/b and ((b c + b k)/(a + h) &lt; d &lt; a + h - 2 Sqrt[-b c - b k] or d &gt; a + h + 2 Sqrt[-b c - b k])) or %nu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row>
            <mn>0</mn>
            <mo stretchy="false">∧</mo>
            <mrow>
              <mo fence="true" stretchy="false">(</mo>
              <mrow>
                <mrow>
                  <mi>a</mi>
                  <mo stretchy="false">+</mo>
                  <mi>h</mi>
                </mrow>
              </mrow>
              <mo fence="true" stretchy="false">)</mo>
            </mrow>
          </mrow>
          <mo stretchy="false">+</mo>
          <mi>d</mi>
        </mrow>
        <mo stretchy="false">&lt;</mo>
        <mn>0</mn>
      </mrow>
    </mrow>
    <annotation encoding="StarMath 5.0">((a + h)+ d)^2-4((a + h)d-b(c + k)) &lt; 0 and (a+h)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h &gt; -a and ((k &lt;= (-a^2 - b c - 2 a h - h^2)/b and -a - h &lt; d &lt; a + h + 2 Sqrt[-b c - b k]) or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b &gt; 0 and ((h &lt;= -a and k &lt; (-a^2 - b c - 2 a h - h^2)/b and -a - h &lt; d &lt; a + h + 2 Sqrt[-b c - b k]) or %beta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varepsilon =(-c &lt; k &lt; (-a^2 - b c - 2 a h - h^2)/b and a + h - 2 Sqrt[-b c - b k] &lt; d &lt; a + h + 2 Sqrt[-b c - b k])</annotation>
  </semantics>
</math>
</file>

<file path=Object 33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o fence="true" stretchy="false">(</mo>
              <mrow>
                <mrow>
                  <mi>k</mi>
                  <mo stretchy="false">&lt;</mo>
                  <mrow>
                    <mrow>
                      <mo stretchy="false">−</mo>
                      <mi>c</mi>
                    </mrow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k</mi>
                  <mo stretchy="false">=</mo>
                  <mrow>
                    <mrow>
                      <mo stretchy="false">−</mo>
                      <mi>c</mi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row>
                                      <mi>c</mi>
                                      <mo stretchy="false">+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+</mo>
                                    <mi>h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fence="true" stretchy="false">[</mo>
                                  <mrow>
                                    <mrow>
                                      <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i>b</mi>
                                      </mrow>
                                      <mi>k</mi>
                                    </mrow>
                                  </mrow>
                                  <mo fence="true" stretchy="false">]</mo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ι</mi>
          </mrow>
        </mrow>
        <mo fence="true" stretchy="false">)</mo>
      </mrow>
    </mrow>
    <annotation encoding="StarMath 5.0">%rho = ((k &lt; -c and d &gt; (b c + b k)/(a + h)) or (k = -c and ((b c + b k)/(a + h) &lt; d &lt; a + h + 2 Sqrt[-b c - b k] or d &gt; a + h + 2 Sqrt[-b c - b k])) or %iota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ν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θ</mi>
    </mrow>
    <annotation encoding="StarMath 5.0">(b &lt; 0 and ((h &lt;= -a and k &gt; (-a^2 - b c - 2 a h - h^2)/b and -a - h &lt; d &lt; a + h + 2 Sqrt[-b c - b k]) or (h &gt; -a and %nu))) or %theta</annotation>
  </semantics>
</math>
</file>

<file path=Object 35/content.xml><?xml version="1.0" encoding="utf-8"?>
<math xmlns="http://www.w3.org/1998/Math/MathML" display="block">
  <semantics>
    <mrow>
      <mi>γ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g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ρ</mi>
              </mrow>
            </mrow>
          </mrow>
          <mo fence="true" stretchy="false">)</mo>
        </mrow>
      </mrow>
    </mrow>
    <annotation encoding="StarMath 5.0">%gamma  = (h = -a and k &gt; -c and d &gt; a + h + 2 Sqrt[-b c - b k]) or (h &gt; -a and %rho)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(a + h)+ d)^2-4((a + h)d-b(c + k)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i>k</mi>
              <mo stretchy="false">=</mo>
              <mrow>
                <mrow>
                  <mo stretchy="false">−</mo>
                  <mi>c</mi>
                </mrow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stretchy="false">−</mo>
                  <mi>c</mi>
                </mrow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alpha = (k = -c and ((b c + b k)/(a + h) &lt; d &lt; a + h + 2 Sqrt[-b c - b k] or d &gt; a + h + 2 Sqrt[-b c - b k])) or (k &gt; -c and d &gt; (b c + b k)/(a + h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  <mo stretchy="false">&lt;</mo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d</mi>
                      </mrow>
                      <mo stretchy="false">&g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sqrt>
                      <mrow>
                        <mo fence="true" stretchy="false">[</mo>
                        <mrow>
                          <mrow>
                            <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i>b</mi>
                            </mrow>
                            <mi>k</mi>
                          </mrow>
                        </mrow>
                        <mo fence="true" stretchy="false">]</mo>
                      </mrow>
                    </msqr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(-a^2 - b c - 2 a h - h^2)/b &lt; k &lt; -c and ((b c + b k)/(a + h) &lt; d &lt; a + h - 2 Sqrt[-b c - b k] or d &gt; a + h + 2 Sqrt[-b c - b k]))</annotation>
  </semantics>
</math>
</file>

<file path=Object 39/content.xml><?xml version="1.0" encoding="utf-8"?>
<math xmlns="http://www.w3.org/1998/Math/MathML" display="block">
  <semantics>
    <mrow>
      <mi>κ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i>h</mi>
              </mrow>
              <mo stretchy="false">&gt;</mo>
              <mrow>
                <mrow>
                  <mo stretchy="false">−</mo>
                  <mi>a</mi>
                </mrow>
                <mo stretchy="false">∧</mo>
                <mrow>
                  <mo fence="true" stretchy="false">(</mo>
                  <mrow>
                    <mrow>
                      <mn>0</mn>
                      <mo stretchy="false">&lt;</mo>
                      <mi>d</mi>
                      <mo stretchy="false">&lt;</mo>
                      <mrow>
                        <mrow>
                          <mi>a</mi>
                          <mo stretchy="false">+</mo>
                          <mi>h</mi>
                        </mrow>
                        <mo stretchy="false">∨</mo>
                        <mi>d</mi>
                      </mrow>
                      <mo stretchy="false">&gt;</mo>
                      <mrow>
                        <mi>a</mi>
                        <mo stretchy="false">+</mo>
                        <mi>h</mi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ε</mi>
      </mrow>
    </mrow>
    <annotation encoding="StarMath 5.0">%kappa = (b = 0 and h &gt; -a and (0 &lt; d &lt; a + h or d &gt; a + h)) or %varepsilon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((-a^2 - b c - 2 a h - h^2)/b &lt; k &lt; -c and a + h - 2 Sqrt[-b c - b k] &lt; d &lt; a + h + 2 Sqrt[-b c - b k]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row>
                                        <mo stretchy="false">−</mo>
                                        <msup>
                                          <mi>a</mi>
                                          <mn>2</mn>
                                        </msup>
                                      </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n>2</mn>
                                    </mrow>
                                    <mi>a</mi>
                                    <mrow>
                                      <mi>h</mi>
                                      <mo stretchy="false">−</mo>
                                      <msup>
                                        <mi>h</mi>
                                        <mn>2</mn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b</mi>
                              <mo stretchy="false">∧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h &gt; -a and ((k &lt;= (-a^2 - b c - 2 a h - h^2)/b and d &gt; a + h + 2 Sqrt[-b c - b k]) or %beta or %alpha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i>h</mi>
              <mo stretchy="false">&l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+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theta = (h &lt; -a and k &lt; (-a^2 - b c - 2 a h - h^2)/b and a + h + 2 Sqrt[-b c - b k] &lt; d &lt; (b c + b k)/(a + h)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&lt;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i>a</mi>
                              </mrow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fence="true" stretchy="false">[</mo>
                                <mrow>
                                  <mrow>
                                    <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]</mo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row>
                                      <mi>c</mi>
                                      <mo stretchy="false">+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+</mo>
                                    <mi>h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γ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κ</mi>
    </mrow>
    <annotation encoding="StarMath 5.0">(b &lt; 0 and ((h &lt; -a and k &gt; (-a^2 - b c - 2 a h - h^2)/b and a + h + 2 Sqrt[-b c - b k] &lt; d &lt; (b c + b k)/(a + h)) or %gamma)) or %kapp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(a + h)+ d)^2-4((a + h)d-b(c + k)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k</mi>
            <mo stretchy="false">&gt;</mo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row>
                      <mi>c</mi>
                      <mo stretchy="false">+</mo>
                      <mi>b</mi>
                    </mrow>
                    <mi>k</mi>
                  </mrow>
                </mrow>
                <mo fence="true" stretchy="false">)</mo>
              </mrow>
              <mo stretchy="false">/</mo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k &gt; (-a^2 - b c - 2 a h - h^2)/b and d &lt; (b c + b k)/(a + h)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k</mi>
                  <mo stretchy="false">&lt;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  <mo stretchy="false">∧</mo>
                    <mi>d</mi>
                  </mrow>
                  <mo stretchy="false">&lt;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i>k</mi>
                    <mo stretchy="false">=</mo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sup>
                                  <mi>a</mi>
                                  <mn>2</mn>
                                </msup>
                              </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n>2</mn>
                            </mrow>
                            <mi>a</mi>
                            <mrow>
                              <mi>h</mi>
                              <mo stretchy="false">−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  <mo fence="true" stretchy="false">)</mo>
                      </mrow>
                      <mo stretchy="false">/</mo>
                      <mi>b</mi>
                      <mo stretchy="false">∧</mo>
                      <mi>d</mi>
                    </mrow>
                    <mo stretchy="false">&lt;</mo>
                    <mrow>
                      <mi>a</mi>
                      <mo stretchy="false">+</mo>
                      <mi>h</mi>
                      <mo stretchy="false">−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k &lt; (-a^2 - b c - 2 a h - h^2)/b and d &lt; (b c + b k)/(a + h)) or (k = (-a^2 - b c - 2 a h - h^2)/b and d &lt; a + h - 2 Sqrt[-b c - b k]) or %alpha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row>
          <mo fence="true" stretchy="false">(</mo>
          <mrow>
            <mrow>
              <mrow>
                <mi>k</mi>
                <mo stretchy="false">=</mo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delta = (k = (-a^2 - b c - 2 a h - h^2)/b and d &gt; a + h + 2 Sqrt[-b c - b k]) or (k &gt; (-a^2 - b c - 2 a h - h^2)/b and d &gt; (b c + b k)/(a + h)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= 0 and λ_12 = ((a+h)+d)/2 and ((a+h)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c &lt;= -(a^2/b) and d = a + 2 Sqrt[-b c]) or (-(a^2/b) &lt; c &lt; 0 and (d = a - 2 Sqrt[-b c] or d = a + 2 Sqrt[-b c])) or (c = 0 and d = a)))</annotation>
  </semantics>
</math>
</file>

<file path=Object 49/content.xml><?xml version="1.0" encoding="utf-8"?>
<math xmlns="http://www.w3.org/1998/Math/MathML" display="block">
  <semantics>
    <mrow>
      <mi>γ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row>
                                                  <mrow>
                                                    <mo stretchy="false">−</mo>
                                                    <msup>
                                                      <mi>a</mi>
                                                      <mn>2</mn>
                                                    </msup>
                                                  </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n>2</mn>
                                                </mrow>
                                                <mi>a</mi>
                                                <mrow>
                                                  <mi>h</mi>
                                                  <mo stretchy="false">−</mo>
                                                  <msup>
                                                    <mi>h</mi>
                                                    <mn>2</mn>
                                                  </msup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b</mi>
                                          <mo stretchy="false">∧</mo>
                                          <mi>d</mi>
                                        </mrow>
                                        <mo stretchy="false">&g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δ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=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gt;</mo>
                          <mrow>
                            <mo stretchy="false">−</mo>
                            <mi>c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gamma = (b &gt; 0 and ((h &lt; -a and ((k &lt; (-a^2 - b c - 2 a h - h^2)/b and d &gt; (b c + b k)/(a + h)) or %delta)) or (h = -a and k &gt; -c) or (h &gt; -a and %beta))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n>1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n>2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c</mi>
                        <mo stretchy="false">+</mo>
                        <mi>k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(a + h)x_1  + bx_2 #
    dot x_2 = (c + k)x_1 + dx_2
  }
right none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i>δ</mi>
                          <mo stretchy="false">∨</mo>
                          <mrow>
                            <mo fence="true" stretchy="false">(</mo>
                            <mrow>
                              <mrow>
                                <mn>0</mn>
                                <mo stretchy="false">&lt;</mo>
                                <mi>c</mi>
                                <mo stretchy="false">&lt;</mo>
                                <mrow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∧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d</mi>
                                          <mo stretchy="false">=</mo>
                                          <mrow>
                                            <mi>a</mi>
                                            <mo stretchy="false">−</mo>
                                            <mn>2</mn>
                                          </mrow>
                                        </mrow>
                                        <mrow>
                                          <mrow>
                                            <msqrt>
                                              <mrow>
                                                <mo fence="true" stretchy="false">[</mo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b</mi>
                                                    </mrow>
                                                    <mi>c</mi>
                                                  </mrow>
                                                </mrow>
                                                <mo fence="true" stretchy="false">]</mo>
                                              </mrow>
                                            </msqrt>
                                            <mo stretchy="false">∨</mo>
                                            <mi>d</mi>
                                          </mrow>
                                          <mo stretchy="false">=</mo>
                                          <mrow>
                                            <mi>a</mi>
                                            <mo stretchy="false">+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i>c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i>c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d</mi>
                  </mrow>
                  <mo stretchy="false">=</mo>
                  <mi>a</mi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%delta or (0 &lt; c &lt; -(a^2/b) and (d = a - 2 Sqrt[-b c] or d = a + 2 Sqrt[-b c])) or (c &gt;= -(a^2/b) and d = a + 2 Sqrt[-b c]))) or (b = 0 and d = a) or %alpha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delta = (c = 0 and d = a)</annotation>
  </semantics>
</math>
</file>

<file path=Object 52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i>ε</mi>
                                  <mo stretchy="false">∨</mo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g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row>
                                                  <mrow>
                                                    <mo stretchy="false">−</mo>
                                                    <msup>
                                                      <mi>a</mi>
                                                      <mn>2</mn>
                                                    </msup>
                                                  </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n>2</mn>
                                                </mrow>
                                                <mi>a</mi>
                                                <mrow>
                                                  <mi>h</mi>
                                                  <mo stretchy="false">−</mo>
                                                  <msup>
                                                    <mi>h</mi>
                                                    <mn>2</mn>
                                                  </msup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b</mi>
                                          <mo stretchy="false">∧</mo>
                                          <mi>d</mi>
                                        </mrow>
                                        <mo stretchy="false">&g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=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lt;</mo>
                          <mrow>
                            <mo stretchy="false">−</mo>
                            <mi>c</mi>
                          </mrow>
                        </mrow>
                      </mrow>
                      <mo fence="true" stretchy="false">)</mo>
                    </mrow>
                    <mo stretchy="false">∨</mo>
                    <mi>θ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ι</mi>
    </mrow>
    <annotation encoding="StarMath 5.0">(b &lt; 0 and ((h &lt; -a and (%varepsilon or (k &gt; (-a^2 - b c - 2 a h - h^2)/b and d &gt; (b c + b k)/(a + h)))) or (h = -a and k &lt; -c) or %theta)) or %iota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(a + h)+ d)^2-4((a + h)d-b(c + k)) &lt; 0 and ((a+h)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k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k</mi>
                  </mrow>
                  <mo stretchy="false">&lt;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k &gt; (-a^2 - b c - 2 a h - h^2)/b) or (b &gt; 0 and k &lt; (-a^2 - b c - 2 a h - h^2)/b)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d = a + 2 Sqrt[-b c]) or (b &gt; 0 and c &lt; -(a^2/b) and d = a + 2 Sqrt[-b c]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 mathvariant="italic">beta</mi>
            </mrow>
          </mrow>
        </mrow>
        <mo fence="true" stretchy="false">)</mo>
      </mrow>
    </mrow>
    <annotation encoding="StarMath 5.0">%varepsilon = (a &gt; 0 and beta)</annotation>
  </semantics>
</math>
</file>

<file path=Object 58/content.xml><?xml version="1.0" encoding="utf-8"?>
<math xmlns="http://www.w3.org/1998/Math/MathML" display="block">
  <semantics>
    <mrow>
      <mrow>
        <mi>α</mi>
        <mo stretchy="false">∧</mo>
        <mi>d</mi>
      </mrow>
      <mo stretchy="false">=</mo>
      <mrow>
        <mrow>
          <mo stretchy="false">−</mo>
          <mi>a</mi>
        </mrow>
        <mo stretchy="false">−</mo>
        <mi>h</mi>
      </mrow>
    </mrow>
    <annotation encoding="StarMath 5.0">%alpha and d = -a - h</annotation>
  </semantics>
</math>
</file>

<file path=Object 59/content.xml><?xml version="1.0" encoding="utf-8"?>
<math xmlns="http://www.w3.org/1998/Math/MathML" display="block">
  <semantics>
    <mrow>
      <mi>ι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h</mi>
                            <mo stretchy="false">&lt;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d</mi>
                            </mrow>
                            <mo stretchy="false">&gt;</mo>
                            <mn>0</mn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i>h</mi>
                            <mo stretchy="false">&gt;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d</mi>
                            </mrow>
                            <mo stretchy="false">&lt;</mo>
                            <mn>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γ</mi>
      </mrow>
    </mrow>
    <annotation encoding="StarMath 5.0">%iota = (b = 0 and ((h &lt; -a and d &gt; 0) or (h &gt; -a and d &lt; 0))) or %gamma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i>δ</mi>
                                  <mo stretchy="false">∨</mo>
                                  <mi>α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  <mi mathvariant="italic">ta</mi>
    </mrow>
    <annotation encoding="StarMath 5.0">(b &gt; 0 and ((h &lt; -a and (%delta or %alpha)) or %beta))ta</annotation>
  </semantics>
</math>
</file>

<file path=Object 60/content.xml><?xml version="1.0" encoding="utf-8"?>
<math xmlns="http://www.w3.org/1998/Math/MathML" display="block">
  <semantics>
    <mrow>
      <mi>ν</mi>
      <mo stretchy="false">=</mo>
      <mrow>
        <mrow>
          <mo fence="true" stretchy="false">(</mo>
          <mrow>
            <mrow>
              <mrow>
                <mi>k</mi>
                <mo stretchy="false">=</mo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d</mi>
                </mrow>
                <mo stretchy="false">&lt;</mo>
                <mrow>
                  <mi>a</mi>
                  <mo stretchy="false">+</mo>
                  <mi>h</mi>
                  <mo stretchy="false">−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nu = (k = (-a^2 - b c - 2 a h - h^2)/b and d &lt; a + h - 2 Sqrt[-b c - b k]) or (k &gt; (-a^2 - b c - 2 a h - h^2)/b and d &lt; (b c + b k)/(a + h))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i>θ</mi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=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o stretchy="false">−</mo>
                                <mi>c</mi>
                              </mrow>
                              <mo stretchy="false">∧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δ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b &gt; 0 and (%theta or (h = -a and k &lt; -c and d &gt; a + h + 2 Sqrt[-b c - b k]) or %delta))</annotation>
  </semantics>
</math>
</file>

<file path=Object 6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(a + h)+ d)^2-4((a + h)d-b(c + k)) = 0 and λ_12 = ((a+h)+d)/2 and ((a+h)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6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gt; 0, λ_1 = 0, λ_2 = ( (a+h)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((a &lt; 0 and ((b &lt; 0 and c &gt; -(a^2/b)) or (b &gt; 0 and c &lt; -(a^2/b))))or(a &gt; 0 and ((b &lt; 0 and c &lt; -(a^2/b)) or b = 0 or (b &gt; 0 and c &gt; -(a^2/b))))) and d = (b c)/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x</mi>
                  <mn>2</mn>
                </msub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x_2}right]
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gt; 0) or (b = 0 and d &gt; 0) or (b &gt; 0 and c = 0 and d &gt; 0)))</annotation>
  </semantics>
</math>
</file>

<file path=Object 7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73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lt; 0, λ_1 = 0, λ_2 = ( (a+h)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 ((a &lt; 0 and ((b &lt; 0 and c &lt; -(a^2/b)) or b = 0 or (b &gt; 0 and c &gt; -(a^2/b)))) or (a &gt; 0 and ((b &lt; 0 and c &gt; -(a^2/b)) or (b &gt; 0 and c &lt; -(a^2/b))))) and d = (b c)/a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lt; 0) or (b = 0 and d &lt; 0) or (b &gt; 0 and c = 0 and d &lt; 0))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= 0) or (b = 0 and d = 0) or (b &gt; 0 and c = 0 and d = 0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lt; 0 and ((b &lt; 0 and c = -(a^2/b) and d = (b c)/a) or (b &gt; 0 and c = -(a^2/b) and d = (b c)/a)))</annotation>
  </semantics>
</math>
</file>

<file path=Object 79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k</mi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  <mo stretchy="false">∧</mo>
                            <mi>d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row>
                                    <mi>c</mi>
                                    <mo stretchy="false">+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)</mo>
                            </mrow>
                            <mo stretchy="false">/</mo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ν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h &gt; -a and ((k &lt; (-a^2 - b c - 2 a h - h^2)/b and d &lt; (b c + b k)/(a + h)) or %nu))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row>
              <mi>k</mi>
              <mo stretchy="false">≤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delta = (k &lt;= (-a^2 - b c - 2 a h - h^2)/b and a + h - 2 Sqrt[-b c - b k] &lt; d &lt; -a - h)</annotation>
  </semantics>
</math>
</file>

<file path=Object 8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k</mi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k</mi>
                <mo stretchy="false">=</mo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</mrow>
    </mrow>
    <annotation encoding="StarMath 5.0">%varepsilon = (k &lt; (-a^2 - b c - 2 a h - h^2)/b and d &gt; (b c + b k)/(a + h)) or (k = (-a^2 - b c - 2 a h - h^2)/b and d &gt; a + h + 2 Sqrt[-b c - b k])</annotation>
  </semantics>
</math>
</file>

<file path=Object 8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= -(a^2/b) and d = (b c)/a) or (b &gt; 0 and c = -(a^2/b) and d = (b c)/a)))</annotation>
  </semantics>
</math>
</file>

<file path=Object 85/content.xml><?xml version="1.0" encoding="utf-8"?>
<math xmlns="http://www.w3.org/1998/Math/MathML" display="block">
  <semantics>
    <mrow>
      <mi>δ</mi>
      <mo stretchy="false">∨</mo>
      <mi>β</mi>
      <mo stretchy="false">∨</mo>
      <mi>α</mi>
    </mrow>
    <annotation encoding="StarMath 5.0">%delta or %beta or %alpha</annotation>
  </semantics>
</math>
</file>

<file path=Object 9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rho = (k &gt;= (-a^2 - b c - 2 a h - h^2)/b and d &lt; a + h - 2 Sqrt[-b c - b k])</annotation>
  </semantics>
</math>
</file>